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svg:font-family="Courier"/>
    <style:font-face style:name="OpenSymbol" svg:font-family="OpenSymbol"/>
    <style:font-face style:name="Courier1"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start" style:justify-single-word="false"/>
      <style:text-properties style:font-name="Times New Roman" fo:font-size="10.5pt" fo:font-style="italic" style:text-underline-style="none" fo:font-weight="normal" style:font-size-asian="10.5pt" style:font-style-asian="italic" style:font-weight-asian="normal" style:font-size-complex="10.5pt" style:font-style-complex="italic" style:font-weight-complex="normal"/>
    </style:style>
    <style:style style:name="P2" style:family="paragraph" style:parent-style-name="Header">
      <style:paragraph-properties fo:text-align="center"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Footer">
      <style:paragraph-properties fo:text-align="center" style:justify-single-word="false"/>
    </style:style>
    <style:style style:name="P4" style:family="paragraph" style:parent-style-name="Standard">
      <style:paragraph-properties fo:margin-top="0.0201in" fo:margin-bottom="0.0201in" fo:text-align="start" style:justify-single-word="false" fo:background-color="#e6e6e6" fo:padding="0in" fo:border="none" style:shadow="none" style:join-border="false">
        <style:background-image/>
      </style:paragraph-properties>
      <style:text-properties fo:color="#000000" style:font-name="Courier1" fo:font-size="10pt" fo:font-style="normal"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Standard">
      <style:paragraph-properties fo:margin-left="0.4925in" fo:margin-right="0in" fo:margin-top="0in" fo:margin-bottom="0.0201in" fo:text-align="start" style:justify-single-word="false" fo:text-indent="0in" style:auto-text-indent="false" fo:background-color="#ffffff" fo:padding="0in" fo:border="none" style:shadow="none" style:join-border="false">
        <style:background-image/>
      </style:paragraph-properties>
      <style:text-properties fo:color="#000000" style:font-name="Courier1" fo:font-size="10pt" fo:font-style="normal"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Standard">
      <style:paragraph-properties fo:margin-left="0in" fo:margin-right="0in" fo:margin-top="0.0201in" fo:margin-bottom="0.0201in" fo:text-align="start" style:justify-single-word="false" fo:text-indent="0in" style:auto-text-indent="false" fo:background-color="#e6e6e6" fo:padding="0in" fo:border="none" style:shadow="none" style:join-border="false">
        <style:background-image/>
      </style:paragraph-properties>
      <style:text-properties fo:font-size="9pt" style:font-size-asian="9pt" style:font-size-complex="9pt"/>
    </style:style>
    <style:style style:name="P7" style:family="paragraph" style:parent-style-name="Standard">
      <style:paragraph-properties fo:margin-left="0in" fo:margin-right="0in" fo:margin-top="0.0201in" fo:margin-bottom="0.0201in" fo:text-align="start" style:justify-single-word="false" fo:text-indent="0in" style:auto-text-indent="false" fo:background-color="#e6e6e6" fo:padding="0in" fo:border="none" style:shadow="none" style:join-border="false">
        <style:background-image/>
      </style:paragraph-properties>
      <style:text-properties fo:color="#000000" fo:font-size="9pt" style:font-size-asian="9pt" style:font-size-complex="9pt"/>
    </style:style>
    <style:style style:name="P8" style:family="paragraph" style:parent-style-name="Standard">
      <style:paragraph-properties fo:margin-left="0in" fo:margin-right="0in" fo:margin-top="0.0201in" fo:margin-bottom="0.0201in" fo:text-align="start" style:justify-single-word="false" fo:text-indent="0in" style:auto-text-indent="false" fo:background-color="#e6e6e6" fo:padding="0in" fo:border="none" style:shadow="none" style:join-border="false">
        <style:background-image/>
      </style:paragraph-properties>
      <style:text-properties fo:color="#000000" fo:font-size="9pt" fo:background-color="#ffff00" style:font-size-asian="9pt" style:font-size-complex="9pt"/>
    </style:style>
    <style:style style:name="P9" style:family="paragraph" style:parent-style-name="Standard">
      <style:paragraph-properties fo:margin-left="0in" fo:margin-right="0in" fo:margin-top="0in" fo:margin-bottom="0.0201in" fo:text-align="start" style:justify-single-word="false" fo:text-indent="0in" style:auto-text-indent="false" fo:background-color="#ffffff" fo:padding="0in" fo:border="none" style:shadow="none" style:join-border="false">
        <style:background-image/>
      </style:paragraph-properties>
      <style:text-properties style:font-name="Courier1"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10" style:family="paragraph" style:parent-style-name="Standard">
      <style:paragraph-properties fo:margin-left="0in" fo:margin-right="0in" fo:margin-top="0in" fo:margin-bottom="0.0201in" fo:text-align="start" style:justify-single-word="false" fo:text-indent="0in" style:auto-text-indent="false" fo:background-color="#ffffff" fo:padding="0in" fo:border="none" style:shadow="none" style:join-border="false">
        <style:background-image/>
      </style:paragraph-properties>
      <style:text-properties fo:color="#000000" style:font-name="Courier1" fo:font-size="10pt" fo:font-style="normal" style:text-underline-style="none" fo:font-weight="normal" style:font-size-asian="10pt" style:font-style-asian="normal" style:font-weight-asian="normal" style:font-size-complex="10pt" style:font-style-complex="normal" style:font-weight-complex="normal"/>
    </style:style>
    <style:style style:name="P11" style:family="paragraph" style:parent-style-name="Standard">
      <style:paragraph-properties fo:margin-top="0in" fo:margin-bottom="0.0201in" fo:background-color="#ffffff" fo:padding="0in" fo:border="none" style:shadow="none" style:join-border="false">
        <style:background-image/>
      </style:paragraph-properties>
      <style:text-properties style:font-name="Courier1"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Standard">
      <style:paragraph-properties fo:margin-top="0in" fo:margin-bottom="0.0201in" fo:text-align="start" style:justify-single-word="false" fo:background-color="#ffffff" fo:padding="0in" fo:border="none" style:shadow="none" style:join-border="false">
        <style:background-image/>
      </style:paragraph-properties>
      <style:text-properties style:font-name="Courier1" fo:font-size="10pt" fo:font-style="normal"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Standard" style:list-style-name="L1">
      <style:paragraph-properties fo:margin-top="0in" fo:margin-bottom="0.0201in" fo:text-align="start" style:justify-single-word="false" fo:background-color="#ffffff" fo:padding="0in" fo:border="none" style:shadow="none" style:join-border="false">
        <style:background-image/>
      </style:paragraph-properties>
      <style:text-properties fo:font-size="9pt" fo:font-style="normal" fo:font-weight="bold" style:font-size-asian="9pt" style:font-style-asian="normal" style:font-weight-asian="bold" style:font-size-complex="9pt" style:font-style-complex="normal" style:font-weight-complex="bold"/>
    </style:style>
    <style:style style:name="P14" style:family="paragraph" style:parent-style-name="Standard" style:list-style-name="L2">
      <style:paragraph-properties fo:margin-top="0in" fo:margin-bottom="0.0201in" fo:text-align="start" style:justify-single-word="false" fo:background-color="#ffffff" fo:padding="0in" fo:border="none" style:shadow="none" style:join-border="false">
        <style:background-image/>
      </style:paragraph-properties>
      <style:text-properties fo:font-size="9pt" style:font-size-asian="9pt" style:font-size-complex="9pt"/>
    </style:style>
    <style:style style:name="P15" style:family="paragraph" style:parent-style-name="Standard" style:list-style-name="L2">
      <style:paragraph-properties fo:margin-top="0in" fo:margin-bottom="0.0201in" fo:text-align="start" style:justify-single-word="false" fo:background-color="#ffffff" fo:padding="0in" fo:border="none" style:shadow="none" style:join-border="false">
        <style:background-image/>
      </style:paragraph-properties>
      <style:text-properties fo:color="#000000" style:font-name="Courier1" fo:font-size="9pt" fo:font-style="normal" style:text-underline-style="none" fo:font-weight="normal" style:font-size-asian="9pt" style:font-style-asian="normal" style:font-weight-asian="normal" style:font-size-complex="9pt" style:font-style-complex="normal" style:font-weight-complex="normal"/>
    </style:style>
    <style:style style:name="P16" style:family="paragraph" style:parent-style-name="Standard">
      <style:paragraph-properties fo:margin-top="0in" fo:margin-bottom="0.0201in" fo:text-align="start" style:justify-single-word="false" fo:background-color="#ffffff" fo:padding="0in" fo:border="none" style:shadow="none" style:join-border="false">
        <style:background-image/>
      </style:paragraph-properties>
      <style:text-properties fo:color="#000000" style:font-name="Courier1"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17" style:family="paragraph" style:parent-style-name="Standard">
      <style:paragraph-properties fo:margin-top="0in" fo:margin-bottom="0.0201in" fo:text-align="start" style:justify-single-word="false" fo:background-color="#ffffff" fo:padding="0in" fo:border="none" style:shadow="none" style:join-border="false">
        <style:background-image/>
      </style:paragraph-properties>
      <style:text-properties fo:color="#000000" style:font-name="Courier1"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top="0in" fo:margin-bottom="0.0201in" fo:text-align="start" style:justify-single-word="false" fo:background-color="#ffffff" fo:padding="0in" fo:border="none" style:shadow="none" style:join-border="false">
        <style:background-image/>
      </style:paragraph-properties>
      <style:text-properties fo:color="#808080"/>
    </style:style>
    <style:style style:name="P19" style:family="paragraph" style:parent-style-name="Standard">
      <style:paragraph-properties fo:margin-top="0in" fo:margin-bottom="0.0201in" fo:text-align="start" style:justify-single-word="false" fo:background-color="#ffffff" fo:padding="0in" fo:border="none" style:shadow="none" style:join-border="false">
        <style:background-image/>
      </style:paragraph-properties>
    </style:style>
    <style:style style:name="P20" style:family="paragraph" style:parent-style-name="Standard">
      <style:paragraph-properties fo:margin-top="0in" fo:margin-bottom="0.0201in" fo:text-align="start" style:justify-single-word="false" fo:background-color="#ffffff" fo:padding="0in" fo:border="none" style:shadow="none" style:join-border="false">
        <style:background-image/>
      </style:paragraph-properties>
      <style:text-properties style:text-underline-style="solid" style:text-underline-width="auto" style:text-underline-color="font-color"/>
    </style:style>
    <style:style style:name="P21" style:family="paragraph" style:parent-style-name="Standard" style:master-page-name="">
      <style:paragraph-properties fo:margin-top="0in" fo:margin-bottom="0.0201in" style:page-number="auto" fo:background-color="#ffffff" fo:padding="0in" fo:border="none" style:shadow="none" style:join-border="false">
        <style:background-image/>
      </style:paragraph-properties>
      <style:text-properties style:font-name="Courier1" fo:font-size="10pt" fo:font-style="normal" fo:font-weight="bold" style:font-size-asian="10pt" style:font-style-asian="normal" style:font-weight-asian="bold" style:font-size-complex="10pt" style:font-style-complex="normal" style:font-weight-complex="bold"/>
    </style:style>
    <style:style style:name="P22" style:family="paragraph" style:parent-style-name="Horizontal_20_Line">
      <style:paragraph-properties fo:margin-top="0in" fo:margin-bottom="0.0201in"/>
    </style:style>
    <style:style style:name="P23" style:family="paragraph" style:parent-style-name="Horizontal_20_Line">
      <style:paragraph-properties fo:margin-top="0in" fo:margin-bottom="0.0201in"/>
      <style:text-properties style:font-name="Courier1"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color="#000000"/>
    </style:style>
    <style:style style:name="T3" style:family="text">
      <style:text-properties fo:color="#000000" style:font-name="Courier1" fo:font-size="10pt" fo:font-style="normal" style:text-underline-style="none" fo:font-weight="normal" style:font-size-asian="10pt" style:font-style-asian="normal" style:font-weight-asian="normal" style:font-size-complex="10pt" style:font-style-complex="normal" style:font-weight-complex="normal"/>
    </style:style>
    <style:style style:name="T4" style:family="text">
      <style:text-properties fo:color="#000000" style:font-name="Courier1" fo:font-style="italic" style:text-underline-style="none" fo:font-weight="normal" style:font-style-asian="italic" style:font-weight-asian="normal" style:font-style-complex="italic" style:font-weight-complex="normal"/>
    </style:style>
    <style:style style:name="T5" style:family="text">
      <style:text-properties fo:background-color="#ffff00"/>
    </style:style>
    <style:style style:name="fr1" style:family="graphic" style:parent-style-name="Frame">
      <style:graphic-properties style:run-through="foreground" style:wrap="none" style:vertical-pos="from-top" style:vertical-rel="paragraph" style:horizontal-pos="from-left" style:horizontal-rel="paragraph" fo:background-color="transparent" style:background-transparency="100%">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21">Date &amp; Time: <text:span text:style-name="T1">02/20/2013</text:span></text:p>
      <text:p text:style-name="P11">Location: <text:span text:style-name="T1">Home</text:span></text:p>
      <text:p text:style-name="P11">Computing context: <text:span text:style-name="T1">Macho Mac</text:span></text:p>
      <text:p text:style-name="P23"/>
      <text:p text:style-name="P9">Continuing from last time:</text:p>
      <text:list xml:id="list547807784" text:style-name="L1">
        <text:list-item>
          <text:list>
            <text:list-item>
              <text:list>
                <text:list-item>
                  <text:list>
                    <text:list-header>
                      <text:p text:style-name="P13"/>
                    </text:list-header>
                  </text:list>
                </text:list-item>
              </text:list>
            </text:list-item>
          </text:list>
        </text:list-item>
      </text:list>
      <text:list xml:id="list749362664" text:style-name="L2">
        <text:list-item>
          <text:p text:style-name="P14"><text:span text:style-name="T1">Fixing the G2J problem is not optional.</text:span><text:span text:style-name="T1"> </text:span></text:p>
        </text:list-item>
        <text:list-item>
          <text:p text:style-name="P15">Created eos_tables/rho_test_9.txt with 15 decimal point precision log(rho) value print-outs from Peter's code. <text:s/>Also, has the same high logP and logT resolution as the rho_test_8.txt table does.</text:p>
        </text:list-item>
        <text:list-item>
          <text:p text:style-name="P15">See improvement in the Helena G2J and rho lookup values relative to Peter's code, but they still do not agree. <text:s/>Need to get their results to agree before moving on.</text:p>
        </text:list-item>
        <text:list-item>
          <text:p text:style-name="P15">Once I get the rho lookups to agree b/w the two codes, check to make sure the rest of the lookup variables are also agreeing.</text:p>
          <text:list>
            <text:list-item>
              <text:p text:style-name="P15">If not, make sure to fix them before moving on.</text:p>
            </text:list-item>
          </text:list>
        </text:list-item>
      </text:list>
      <text:p text:style-name="P18"/>
      <text:p text:style-name="P19">I think the thing to look into is... does Helena return different rho lookup values from eostab vs. from invstate? <text:s/>Could that be what's driving the discrepancy b/w the two codes' rho lookup values?</text:p>
      <text:p text:style-name="P19"/>
      <text:p text:style-name="P19">Further thoughts:</text:p>
      <text:p text:style-name="P19">Increasing the table resolution and the rho-value precision of that table did improve things in Helena, but it didn't get the two codes to agree (yet). <text:s/>Why is that?</text:p>
      <text:p text:style-name="P19"/>
      <text:p text:style-name="P19">Could it have something to do w/ the fact that Peter's code is having to interpolate b/w metallicities, in addition to b/w P and T values? <text:s/></text:p>
      <text:p text:style-name="P19"/>
      <text:p text:style-name="P19">Check the cP and other lookup values against each other b/w the two codes to see whether log vs. linear value lookups are responsible for the differences b/w the two codes. <text:s/>If the cP values always agree, for instance, that would be evidence that this is what's causing the difference b/w the two codes in the rho lookups.</text:p>
      <text:p text:style-name="P12"/>
      <text:p text:style-name="P22"/>
      <text:p text:style-name="P16">Today's work:</text:p>
      <text:p text:style-name="P19">Check the rho values returned from eostab vs. from invstate in Peter's code-- get them both to print out to the same (high) decimal precision.</text:p>
      <text:p text:style-name="P19">Also, check which subroutine I was using to generate the rho lookup table values for Helena. <text:s/>(If I was using invstate for both, this line of inquiry might be a moot point.)</text:p>
      <text:p text:style-name="P19"/>
      <text:p text:style-name="P20">From Peter's code:</text:p>
      <text:p text:style-name="P10"><draw:frame draw:style-name="fr1" draw:name="Frame2" text:anchor-type="paragraph" svg:x="0.3827in" svg:y="0.0661in" svg:width="5.9701in" draw:z-index="0"><draw:text-box fo:min-height="3.5591in"><text:p text:style-name="P6"><text:s/>**<text:span text:style-name="T4">Note that the P and T values entered are really log10(T) and log10(P).</text:span><text:span text:style-name="T3">**</text:span></text:p><text:p text:style-name="P6"><text:span text:style-name="T2"><text:s/>Enter P value: </text:span></text:p><text:p text:style-name="P7">12</text:p><text:p text:style-name="P7"><text:s/>Enter T value: </text:p><text:p text:style-name="P7">3</text:p><text:p text:style-name="P7"><text:s text:c="2"/></text:p><text:p text:style-name="P7"><text:s/>FROM INVSTATE:</text:p><text:p text:style-name="P7"><text:s text:c="11"/>logRho = <text:s text:c="2"/>-0.2048212<text:span text:style-name="T5">09145065</text:span></text:p><text:p text:style-name="P7"><text:s text:c="14"/>rho = <text:s text:c="3"/>0.623991668224335</text:p><text:p text:style-name="P7"><text:s text:c="2"/></text:p><text:p text:style-name="P7"><text:s/>FROM EOSTAB:</text:p><text:p text:style-name="P7"><text:s text:c="11"/>logRho = <text:s text:c="2"/>-0.2048212<text:span text:style-name="T5">28981018</text:span></text:p><text:p text:style-name="P7"><text:s text:c="14"/>RHO = <text:s text:c="3"/>0.623991668224335</text:p><text:p text:style-name="P7"><text:s text:c="2"/></text:p><text:p text:style-name="P7"><text:s/><text:span text:style-name="T5">log(rho) of invstate - eostab:</text:span></text:p><text:p text:style-name="P8">.198359529357539E-07</text:p><text:p text:style-name="P7"><text:s text:c="2"/></text:p><text:p text:style-name="P7"><text:s/>rho of invstate - eostab:</text:p><text:p text:style-name="P7">.000000000000000E+00</text:p><text:p text:style-name="P4"/></draw:text-box></draw:frame>Notice that the log(rho) values differ at the 8th significant figure b/w the two subroutines. <text:s/>The linear rho values are the same b/w the two subroutines b/c in invstate, rho is set = to 10^eos(2), so the linear rho values should be equal *by definition.*</text:p>
      <text:p text:style-name="P10"/>
      <text:p text:style-name="P10">The next question is: which logrho value is the linear rho value based upon. <text:s/>(I'm going to guess eos(2).) <text:s/>No, actually the linear rho value is based on the invstate logrho value. <text:s/>WEIRD. What's going on here?</text:p>
      <text:p text:style-name="P10"/>
      <text:p text:style-name="P10">I tinkered around with the fortran code, seeing how it represents floating point values (e.g. 1e-7) and how much error/change converting that value back and forth from log to linear introduces. <text:s/>The log/linear conversion causes slight changes the first time it happens, but not in subsequent conversions. <text:s/>The main issue is that the program only stores the floating point value accurately out to the 7th decimal place (aka to the 8th significant figure). </text:p>
      <text:p text:style-name="P10"/>
      <text:p text:style-name="P10">Now, I need to know whether the fortran code is using the full (inaccurate after the 8th sig fig) lookup variable values in its calculations, or whether it's only using the 8 sig fig version of the variable's values. <text:s/></text:p>
      <text:p text:style-name="P5"><text:tab/>If Peter's code is basing its results on the somewhat inaccurate lookup variable values, that's a problem. <text:s/>Those results depend very sensitively to changes in the density's value at the 8th sig fig, and the way different operating systems (or compilers?) represent those extra digits will cause his code to produce different results on different machines. <text:s/></text:p>
      <text:p text:style-name="P5"><text:tab/>Also, if his code is running on these (incorrect) extra decimal point values, which are more-or-less randomly assigned, how on earth can I figure out how to get *my* code to behave exactly like his?</text:p>
      <text:p text:style-name="P5"><text:tab/>Finally, I should look in to how to get C++ to perform variable value rounding to a given significant figure.</text:p>
      <text:p text:style-name="P5"><text: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OpenSymbol" svg:font-family="OpenSymbol"/>
    <style:font-face style:name="Courier1"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urier" fo:font-size="10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ourier" fo:font-size="12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0835in" fo:margin-bottom="0.0835in" style:shadow="none" text:number-lines="false" text:line-number="0"/>
      <style:text-propertie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size="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ext" style:family="paragraph" style:parent-style-name="Caption" style:class="extra"/>
    <style:style style:name="Figure" style:family="paragraph" style:parent-style-name="Caption" style:master-page-name="">
      <style:paragraph-properties fo:margin-left="0in" fo:margin-right="0in" fo:text-align="center" style:justify-single-word="false" fo:text-indent="0in" style:auto-text-indent="true" style:page-number="auto" fo:background-color="transparent">
        <style:tab-stops/>
        <style:background-image/>
      </style:paragraph-properties>
      <style:text-properties fo:font-style="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Times New Roman" fo:font-size="10.5pt" fo:font-style="italic" style:text-underline-style="none" fo:font-weight="normal" style:font-size-asian="10.5pt" style:font-style-asian="italic" style:font-weight-asian="normal" style:font-size-complex="10.5pt" style:font-style-complex="italic" style:font-weight-complex="normal"/>
    </style:style>
    <style:style style:name="MP2" style:family="paragraph" style:parent-style-name="Header">
      <style:paragraph-properties fo:text-align="center"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MP3" style:family="paragraph" style:parent-style-name="Footer">
      <style:paragraph-properties fo:text-align="center" style:justify-single-word="false"/>
    </style:style>
    <style:page-layout style:name="Mpm1">
      <style:page-layout-properties fo:page-width="8.5in" fo:page-height="11in" style:num-format="1" style:print-orientation="portrait" fo:margin-top="0.6in" fo:margin-bottom="0.55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Copyright: Laurel Ruhlen</text:p>
        <text:p text:style-name="MP2">Lab Notebook</text:p>
      </style:header>
      <style:footer>
        <text:p text:style-name="MP3"><text:page-number text:select-page="current"/>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1-18T14:30:02</meta:creation-date>
    <dc:title>Lab Notebook Entry</dc:title>
    <meta:editing-duration>P1DT8H22M10S</meta:editing-duration>
    <meta:editing-cycles>85</meta:editing-cycles>
    <meta:generator>OpenOffice.org/3.3$Unix OpenOffice.org_project/330m20$Build-9567</meta:generator>
    <meta:initial-creator>Laurel Ruhlen</meta:initial-creator>
    <dc:date>2013-02-20T13:47:08</dc:date>
    <dc:creator>Laurel Ruhlen</dc:creator>
    <meta:document-statistic meta:table-count="0" meta:image-count="0" meta:object-count="0" meta:page-count="1" meta:paragraph-count="48" meta:word-count="688" meta:character-count="4102"/>
    <meta:user-defined meta:name="Info 1"/>
    <meta:user-defined meta:name="Info 2"/>
    <meta:user-defined meta:name="Info 3"/>
    <meta:user-defined meta:name="Info 4"/>
    <meta:template xlink:type="simple" xlink:actuate="onRequest" xlink:title="Lab Notebook Entry" xlink:href="../../../../../../Library/Application%20Support/OpenOffice.org/3/user/template/Lab%20Notebook%20Entry1.ott" meta:date="2013-01-18T14:30:02"/>
  </office:meta>
</office:document-meta>
</file>